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

            <text:p text:style-name="Standard"><text:span>If this action is used inside Page or User Widget, it will move the position of the animation timeline from one position (</text:span><text:span text:style-name="backtick">From</text:span><text:span> property) to another (</text:span><text:span text:style-name="backtick">To</text:span><text:span> property) with given speed (</text:span><text:span text:style-name="backtick">Speed</text:span><text:span> property).</text:span></text:p><text:span> </text:span><text:p text:style-name="Standard"><text:span>If we want to instantly jump to a certain position (</text:span><text:span text:style-name="backtick">To</text:span><text:span> property), then we should set the Speed to </text:span><text:span text:style-name="backtick">0</text:span><text:span> - in that case the </text:span><text:span text:style-name="backtick">From</text:span><text:span> property value doesn't matter (it can be set to the same value as </text:span><text:span text:style-name="backtick">To</text:span><text:span> property).</text:span></text:p><text:span> </text:span><text:p text:style-name="Standard"><text:span>The expression </text:span><text:span text:style-name="backtick">Flow.pageTimelinePosition()</text:span><text:span> can be used for the </text:span><text:span text:style-name="backtick">From</text:span><text:span> property and in that case the animation will start from the current posi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text:span>Start position set in seconds.</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text:span>End position set in seconds.</text:span></text:p><text:span> </text:span>
                                            <text:p text:style-name="Standard"/>,
                                            <text:list xml:id="list1065229068" text:continue-numbering="true"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text:span>Determines the duration of the animation. If set to </text:span><text:span text:style-name="backtick">1</text:span><text:span> then the animation will last </text:span><text:span text:style-name="backtick">From - To</text:span><text:span> seconds. If we want a twice as fast animation then it should be set to </text:span><text:span text:style-name="backtick">2</text:span><text:span>, and if we want a twice slower animation then it should be set to </text:span><text:span text:style-name="backtick">0.5</text:span><text:span>.</text:span></text:p><text:span> </text:span><text:p text:style-name="Standard"><text:span>If we want the animation to last a specific time </text:span><text:span text:style-name="backtick">T</text:span><text:span> then the formula </text:span><text:span text:style-name="backtick">T / (From - To)</text:span><text:span> can be used, e.g. if </text:span><text:span text:style-name="backtick">T</text:span><text:span> is equal to </text:span><text:span text:style-name="backtick">0.5</text:span><text:span> seconds, From </text:span><text:span text:style-name="backtick">1</text:span><text:span> seconds and To </text:span><text:span text:style-name="backtick">3</text:span><text:span> seconds, then </text:span><text:span text:style-name="backtick">0.5 / (3 - 1)</text:span><text:span> should be set for speed, i.e. </text:span><text:span text:style-name="backtick">0.25</text:span><text:span>.</text:span></text:p><text:span> </text:span><text:p text:style-name="Standard"><text:span>If it is set to </text:span><text:span text:style-name="backtick">0</text:span><text:span> then it will immediately jump to the </text:span><text:span text:style-name="backtick">To</text:span><text:span> position during execu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It is activated when the animation is finished, ie. when the </text:span><text:span text:style-name="backtick">To</text:span><text:span> position was reach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Animation</text:span></text:span>
                            </text:p>
                        </text:list-item>,<text:list-item>
                            <text:p text:style-name="List_20_1">
                            <text:span><text:span text:style-name="T1">sld-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